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number-columns-repeated="2" table:style-name="ce1" office:value-type="string" calcext:value-type="string">
            <text:p>synonym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ction ReportUsage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FormatDuration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FormatInt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SaveOutput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SetStorage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GetStorage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RemoveStorage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SetUp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GetMillis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CountGets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tion CountSets “{” ... “}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CharacterInde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ConsInde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^ .* GetMillis .* $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^ .* cGets .* $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^ .* cSets .* $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^ .* cHeap .* $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^ .* cReads .* $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^ .* cPrints .* $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00:29:25.018264614</meta:creation-date>
    <dc:date>2022-10-30T00:40:29.338583569</dc:date>
    <meta:editing-duration>PT54S</meta:editing-duration>
    <meta:editing-cycles>1</meta:editing-cycles>
    <meta:document-statistic meta:table-count="1" meta:cell-count="24" meta:object-count="0"/>
    <meta:generator>LibreOffice/7.0.3.1$MacOSX_X86_64 LibreOffice_project/d7547858d014d4cf69878db179d326fc3483e082</meta:generator>
  </office:meta>
</office:document-meta>
</file>